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3"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_20_Indented">
      <style:paragraph-properties fo:margin-left="0cm" fo:margin-right="0cm" fo:text-indent="0cm" style:auto-text-indent="false"/>
    </style:style>
    <style:style style:name="P3" style:family="paragraph" style:parent-style-name="Code_20_Indented">
      <style:paragraph-properties fo:margin-left="0cm" fo:margin-right="0cm" fo:text-indent="0cm" style:auto-text-indent="false"/>
      <style:text-properties style:font-name="Times New Roman1" fo:font-size="12pt" fo:font-style="normal" fo:font-weight="normal"/>
    </style:style>
    <style:style style:name="P4" style:family="paragraph" style:parent-style-name="Code_20_Indented">
      <style:paragraph-properties fo:margin-left="0cm" fo:margin-right="0cm" fo:text-indent="0cm" style:auto-text-indent="false"/>
      <style:text-properties style:font-name="Courier New3" fo:font-size="10pt" fo:font-style="normal" fo:font-weight="normal"/>
    </style:style>
    <style:style style:name="P5" style:family="paragraph" style:parent-style-name="Heading_20_3">
      <style:paragraph-properties fo:margin-left="0cm" fo:margin-right="0cm" fo:text-indent="0cm" style:auto-text-indent="false"/>
    </style:style>
    <style:style style:name="P6" style:family="paragraph" style:parent-style-name="Text_20_body_20_indent">
      <style:paragraph-properties fo:margin-left="0cm" fo:margin-right="0cm" fo:text-indent="0cm" style:auto-text-indent="false"/>
    </style:style>
    <style:style style:name="P7" style:family="paragraph" style:parent-style-name="Text_20_body">
      <style:text-properties fo:font-weight="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ize="16pt"/>
    </style:style>
    <style:style style:name="P10" style:family="paragraph" style:parent-style-name="Text_20_body">
      <style:text-properties fo:color="#ff0000"/>
    </style:style>
    <style:style style:name="P11" style:family="paragraph" style:parent-style-name="Text_20_body">
      <style:text-properties style:font-name="Courier New2" fo:font-size="10pt"/>
    </style:style>
    <style:style style:name="P12" style:family="paragraph" style:parent-style-name="Text_20_body">
      <style:text-properties style:font-name="Courier New2" fo:font-size="10pt" fo:language="de" fo:country="DE"/>
    </style:style>
    <style:style style:name="P13" style:family="paragraph" style:parent-style-name="Text_20_body">
      <style:text-properties fo:font-style="normal" fo:font-weight="normal"/>
    </style:style>
    <style:style style:name="P14" style:family="paragraph" style:parent-style-name="Text_20_body">
      <style:text-properties fo:font-style="normal" fo:font-weight="normal" style:font-weight-asian="bold" style:font-weight-complex="bold"/>
    </style:style>
    <style:style style:name="P15" style:family="paragraph" style:parent-style-name="Text_20_body">
      <style:text-properties fo:font-style="normal" fo:font-weight="bold"/>
    </style:style>
    <style:style style:name="P16" style:family="paragraph" style:parent-style-name="Text_20_body">
      <style:text-properties fo:font-style="normal" fo:font-weight="bold" fo:background-color="transparent"/>
    </style:style>
    <style:style style:name="P17" style:family="paragraph" style:parent-style-name="Text_20_body">
      <style:text-properties fo:font-weight="normal" style:font-weight-asian="bold" style:font-weight-complex="bold"/>
    </style:style>
    <style:style style:name="P18" style:family="paragraph" style:parent-style-name="Standard">
      <style:text-properties fo:font-weight="bold"/>
    </style:style>
    <style:style style:name="P19"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20"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21" style:family="paragraph" style:parent-style-name="Standard">
      <style:text-properties style:font-name="Arial1" fo:font-size="12pt"/>
    </style:style>
    <style:style style:name="P22" style:family="paragraph" style:parent-style-name="Standard">
      <style:paragraph-properties>
        <style:tab-stops>
          <style:tab-stop style:position="10.945cm"/>
        </style:tab-stops>
      </style:paragraph-properties>
    </style:style>
    <style:style style:name="P23" style:family="paragraph" style:parent-style-name="Standard">
      <style:text-properties fo:font-weight="normal"/>
    </style:style>
    <style:style style:name="P24" style:family="paragraph" style:parent-style-name="Standard">
      <style:text-properties style:font-name="Times New Roman1" fo:font-size="12pt" fo:font-style="normal" fo:font-weight="normal"/>
    </style:style>
    <style:style style:name="P25" style:family="paragraph" style:parent-style-name="Text_20_body_20_indent">
      <style:text-properties style:use-window-font-color="true"/>
    </style:style>
    <style:style style:name="P26" style:family="paragraph" style:parent-style-name="Text_20_body_20_indent">
      <style:text-properties fo:color="#800000"/>
    </style:style>
    <style:style style:name="P27" style:family="paragraph" style:parent-style-name="Text_20_body_20_indent">
      <style:text-properties style:font-name="Times New Roman1" fo:font-size="12pt" fo:font-style="normal" fo:font-weight="normal"/>
    </style:style>
    <style:style style:name="P28" style:family="paragraph" style:parent-style-name="Code_20_Indented">
      <style:text-properties fo:color="#000000" style:font-name="Courier New" fo:font-size="9pt" style:font-name-asian="Courier New" style:font-size-asian="9pt" style:font-name-complex="Courier New" style:font-size-complex="9pt"/>
    </style:style>
    <style:style style:name="P29" style:family="paragraph" style:parent-style-name="Code_20_Indented">
      <style:text-properties style:font-name="Times New Roman2" fo:font-size="12pt" fo:font-style="normal" fo:font-weight="bold"/>
    </style:style>
    <style:style style:name="P30" style:family="paragraph" style:parent-style-name="Code_20_Indented">
      <style:text-properties fo:font-weight="bold"/>
    </style:style>
    <style:style style:name="P31" style:family="paragraph" style:parent-style-name="Code_20_Indented">
      <style:text-properties style:font-name="Courier New2" fo:font-size="10pt"/>
    </style:style>
    <style:style style:name="P32" style:family="paragraph" style:parent-style-name="Code_20_Indented">
      <style:text-properties fo:font-style="italic"/>
    </style:style>
    <style:style style:name="P33" style:family="paragraph" style:parent-style-name="Code_20_Indented">
      <style:text-properties style:font-name="Arial1" fo:font-size="12pt"/>
    </style:style>
    <style:style style:name="P34" style:family="paragraph" style:parent-style-name="Code_20_Indented">
      <style:paragraph-properties>
        <style:tab-stops>
          <style:tab-stop style:position="4.992cm"/>
        </style:tab-stops>
      </style:paragraph-properties>
    </style:style>
    <style:style style:name="P35" style:family="paragraph" style:parent-style-name="Code_20_Indented">
      <style:text-properties fo:font-size="12pt" fo:background-color="#000000"/>
    </style:style>
    <style:style style:name="P3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7" style:family="paragraph" style:parent-style-name="List_20_Number">
      <style:text-properties fo:font-size="12pt" fo:font-weight="bold"/>
    </style:style>
    <style:style style:name="P38" style:family="paragraph" style:parent-style-name="Text_20_body">
      <style:paragraph-properties fo:margin-top="0cm" fo:margin-bottom="0cm"/>
    </style:style>
    <style:style style:name="P39" style:family="paragraph" style:parent-style-name="Contents_20_2">
      <style:paragraph-properties>
        <style:tab-stops>
          <style:tab-stop style:position="17.103cm" style:type="right" style:leader-style="dotted" style:leader-text="."/>
        </style:tab-stops>
      </style:paragraph-properties>
    </style:style>
    <style:style style:name="P40" style:family="paragraph" style:parent-style-name="Contents_20_4">
      <style:paragraph-properties>
        <style:tab-stops>
          <style:tab-stop style:position="16.028cm" style:type="right" style:leader-style="dotted" style:leader-text="."/>
        </style:tab-stops>
      </style:paragraph-properties>
    </style:style>
    <style:style style:name="P41" style:family="paragraph" style:parent-style-name="Contents_20_1">
      <style:paragraph-properties>
        <style:tab-stops>
          <style:tab-stop style:position="17.526cm" style:type="right" style:leader-style="dotted" style:leader-text="."/>
        </style:tab-stops>
      </style:paragraph-properties>
    </style:style>
    <style:style style:name="P42" style:family="paragraph" style:parent-style-name="Contents_20_3">
      <style:paragraph-properties>
        <style:tab-stops>
          <style:tab-stop style:position="16.679cm" style:type="right" style:leader-style="dotted" style:leader-text="."/>
        </style:tab-stops>
      </style:paragraph-properties>
    </style:style>
    <style:style style:name="P43" style:family="paragraph" style:parent-style-name="Standard" style:list-style-name="WW8Num9"/>
    <style:style style:name="P44" style:family="paragraph" style:parent-style-name="Code_20_Indented" style:list-style-name="L3"/>
    <style:style style:name="P4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6" style:family="paragraph" style:parent-style-name="Text_20_body" style:list-style-name="L4"/>
    <style:style style:name="P47" style:family="paragraph" style:parent-style-name="Text_20_body" style:list-style-name="L2">
      <style:paragraph-properties fo:margin-top="0cm" fo:margin-bottom="0.212cm"/>
    </style:style>
    <style:style style:name="P48" style:family="paragraph" style:parent-style-name="Text_20_body" style:list-style-name="L3">
      <style:paragraph-properties fo:margin-top="0cm" fo:margin-bottom="0.212cm"/>
    </style:style>
    <style:style style:name="P49" style:family="paragraph" style:parent-style-name="Code" style:list-style-name="L5"/>
    <style:style style:name="P50" style:family="paragraph" style:parent-style-name="List_20_Number"/>
    <style:style style:name="P51" style:family="paragraph" style:parent-style-name="List_20_Number">
      <style:text-properties style:font-name="Times New Roman1" fo:font-size="12pt" fo:font-style="normal" fo:font-weight="normal"/>
    </style:style>
    <style:style style:name="P52" style:family="paragraph" style:parent-style-name="Heading_20_1" style:list-style-name="L1"/>
    <style:style style:name="P53" style:family="paragraph" style:parent-style-name="Heading_20_1" style:list-style-name="L1">
      <style:text-properties fo:font-size="16pt"/>
    </style:style>
    <style:style style:name="P54" style:family="paragraph" style:parent-style-name="Heading_20_2" style:list-style-name="L1"/>
    <style:style style:name="P55" style:family="paragraph" style:parent-style-name="Heading_20_3" style:list-style-name="L1"/>
    <style:style style:name="P56" style:family="paragraph" style:parent-style-name="Heading_20_3" style:list-style-name="L1">
      <style:text-properties style:font-name="Arial1" fo:font-size="12pt"/>
    </style:style>
    <style:style style:name="P57" style:family="paragraph" style:parent-style-name="Heading_20_3" style:list-style-name="L1">
      <style:paragraph-properties>
        <style:tab-stops>
          <style:tab-stop style:position="11.998cm"/>
        </style:tab-stops>
      </style:paragraph-properties>
    </style:style>
    <style:style style:name="P58" style:family="paragraph" style:parent-style-name="Heading_20_3" style:list-style-name="L1">
      <style:paragraph-properties fo:margin-left="0cm" fo:margin-right="0cm" fo:text-indent="0cm" style:auto-text-indent="false"/>
    </style:style>
    <style:style style:name="P59" style:family="paragraph" style:parent-style-name="Heading_20_4" style:list-style-name="L1"/>
    <style:style style:name="P60" style:family="paragraph" style:parent-style-name="Heading_20_4" style:list-style-name="L1">
      <style:text-properties fo:font-style="normal" fo:font-weight="bold" fo:background-color="transparent"/>
    </style:style>
    <style:style style:name="T1" style:family="text">
      <style:text-properties fo:color="#800000"/>
    </style:style>
    <style:style style:name="T2" style:family="text">
      <style:text-properties fo:font-weight="bold"/>
    </style:style>
    <style:style style:name="T3" style:family="text">
      <style:text-properties fo:font-style="italic"/>
    </style:style>
    <style:style style:name="T4" style:family="text">
      <style:text-properties style:font-name="Courier New2" fo:font-size="10pt"/>
    </style:style>
    <style:style style:name="T5" style:family="text">
      <style:text-properties style:font-name="Courier New2" fo:font-size="10pt" fo:font-style="italic"/>
    </style:style>
    <style:style style:name="T6" style:family="text">
      <style:text-properties style:font-name="Courier New2" fo:font-size="10pt" fo:font-weight="bold"/>
    </style:style>
    <style:style style:name="T7" style:family="text">
      <style:text-properties style:font-name="Courier New2" fo:font-size="10pt" fo:font-style="normal" fo:font-weight="bold"/>
    </style:style>
    <style:style style:name="T8" style:family="text">
      <style:text-properties style:font-name="Courier New2" fo:font-size="10pt" fo:font-style="normal" fo:font-weight="normal"/>
    </style:style>
    <style:style style:name="T9" style:family="text">
      <style:text-properties style:font-name="Courier New2" fo:font-size="9pt"/>
    </style:style>
    <style:style style:name="T10" style:family="text">
      <style:text-properties style:text-position="33% 80%"/>
    </style:style>
    <style:style style:name="T11" style:family="text">
      <style:text-properties fo:font-style="normal" fo:font-weight="normal"/>
    </style:style>
    <style:style style:name="T12" style:family="text">
      <style:text-properties fo:font-style="normal" fo:font-weight="bold"/>
    </style:style>
    <style:style style:name="T13" style:family="text">
      <style:text-properties fo:font-weight="normal"/>
    </style:style>
    <style:style style:name="T14" style:family="text">
      <style:text-properties style:font-name="Courier New3" fo:font-size="10pt"/>
    </style:style>
    <style:style style:name="Sect1" style:family="section">
      <style:section-properties style:editable="false">
        <style:columns fo:column-count="1" fo:column-gap="0cm"/>
      </style:section-properties>
    </style:style>
    <text:list-style style:name="L1">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xCAT 2 LDAP How-To </text:p>
      <text:p text:style-name="P36">6/27/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a xlink:type="simple" xlink:href="#1.Introduction: Scalable User Authentication with LDAP|outline" text:style-name="Internet_20_link" text:visited-style-name="Internet_20_link">1.0 Introduction: Scalable User Authentication with LDAP</text:a><text:tab/>2</text:p>
          <text:p text:style-name="P39"><text:a xlink:type="simple" xlink:href="#1.1.LDAP Installation Requirements|outline" text:style-name="Internet_20_link" text:visited-style-name="Internet_20_link">1.1 LDAP Installation Requirements</text:a><text:tab/>2</text:p>
          <text:p text:style-name="P41"><text:a xlink:type="simple" xlink:href="#2.Setup LDAP on Primary Server|outline" text:style-name="Internet_20_link" text:visited-style-name="Internet_20_link">2.0 Setup LDAP on Primary Server</text:a><text:tab/>3</text:p>
          <text:p text:style-name="P39"><text:a xlink:type="simple" xlink:href="#2.1.Install LDAP |outline" text:style-name="Internet_20_link" text:visited-style-name="Internet_20_link">2.1 Install LDAP </text:a><text:tab/>3</text:p>
          <text:p text:style-name="P39"><text:a xlink:type="simple" xlink:href="#2.2.Configure LDAP  on the Primary Server|outline" text:style-name="Internet_20_link" text:visited-style-name="Internet_20_link">2.2 Configure LDAP <text:s/>on the Primary Server</text:a><text:tab/>4</text:p>
          <text:p text:style-name="P42"><text:a xlink:type="simple" xlink:href="#1.1.1.Edit /etc/openldap/ldap.conf|outline" text:style-name="Internet_20_link" text:visited-style-name="Internet_20_link">1.1.1 Edit /etc/openldap/ldap.conf</text:a><text:tab/>4</text:p>
          <text:p text:style-name="P42"><text:a xlink:type="simple" xlink:href="#2.2.1.Setup LDAP tuning options|outline" text:style-name="Internet_20_link" text:visited-style-name="Internet_20_link">2.2.1 Setup LDAP tuning options</text:a><text:tab/>6</text:p>
          <text:p text:style-name="P42"><text:a xlink:type="simple" xlink:href="#2.2.2.Start LDAP on the Primary  Server |outline" text:style-name="Internet_20_link" text:visited-style-name="Internet_20_link">2.2.2 Start LDAP on the Primary <text:s/>Server </text:a><text:tab/>7</text:p>
          <text:p text:style-name="P42"><text:a xlink:type="simple" xlink:href="#2.2.3.Migrate Users on the Master Node into LDAP|outline" text:style-name="Internet_20_link" text:visited-style-name="Internet_20_link">2.2.3 Migrate Users on the Master Node into LDAP</text:a><text:tab/>7</text:p>
          <text:p text:style-name="P42"><text:a xlink:type="simple" xlink:href="#2.2.4.Add a User to LDAP|outline" text:style-name="Internet_20_link" text:visited-style-name="Internet_20_link">2.2.4 Add a User to LDAP</text:a><text:tab/>9</text:p>
          <text:p text:style-name="P42"><text:a xlink:type="simple" xlink:href="#2.2.5.Modify a User in LDAP|outline" text:style-name="Internet_20_link" text:visited-style-name="Internet_20_link">2.2.5 Modify a User in LDAP</text:a><text:tab/>10</text:p>
          <text:p text:style-name="P42"><text:a xlink:type="simple" xlink:href="#2.2.6.Set LDAP Userid Password|outline" text:style-name="Internet_20_link" text:visited-style-name="Internet_20_link">2.2.6 Set LDAP Userid Password</text:a><text:tab/>11</text:p>
          <text:p text:style-name="P41"><text:a xlink:type="simple" xlink:href="#3.Setup Hierarchical LDAP|outline" text:style-name="Internet_20_link" text:visited-style-name="Internet_20_link">3.0 Setup Hierarchical LDAP</text:a><text:tab/>11</text:p>
          <text:p text:style-name="P39"><text:a xlink:type="simple" xlink:href="#3.1.Setup Service node(s) as LDAP Shadow Server|outline" text:style-name="Internet_20_link" text:visited-style-name="Internet_20_link">3.1 Setup Service node(s) as LDAP Shadow Server</text:a><text:tab/>11</text:p>
          <text:p text:style-name="P42"><text:a xlink:type="simple" xlink:href="#3.1.1.Install required LDAP rpms and dependencies|outline" text:style-name="Internet_20_link" text:visited-style-name="Internet_20_link">3.1.1 Install required LDAP rpms and dependencies</text:a><text:tab/>11</text:p>
          <text:p text:style-name="P42"><text:a xlink:type="simple" xlink:href="#3.1.2.Update the LDAP Configuration in Service Node image|outline" text:style-name="Internet_20_link" text:visited-style-name="Internet_20_link">3.1.2 Update the LDAP Configuration in Service Node image</text:a><text:tab/>12</text:p>
          <text:p text:style-name="P40"><text:a xlink:type="simple" xlink:href="#3.1.2.1.Edit /etc/openldap/ldap.conf|outline" text:style-name="Internet_20_link" text:visited-style-name="Internet_20_link">3.1.2.1 Edit /etc/openldap/ldap.conf</text:a><text:tab/>12</text:p>
          <text:p text:style-name="P40"><text:a xlink:type="simple" xlink:href="#3.1.2.2.Edit slapd configuration file|outline" text:style-name="Internet_20_link" text:visited-style-name="Internet_20_link">3.1.2.2 Edit slapd configuration file</text:a><text:tab/>12</text:p>
          <text:p text:style-name="P40"><text:a xlink:type="simple" xlink:href="#3.1.2.3.Edit /etc/ldap.conf |outline" text:style-name="Internet_20_link" text:visited-style-name="Internet_20_link">3.1.2.3 Edit /etc/ldap.conf </text:a><text:tab/>14</text:p>
          <text:p text:style-name="P40"><text:a xlink:type="simple" xlink:href="#3.1.2.4.Edit /etc/nsswitch|outline" text:style-name="Internet_20_link" text:visited-style-name="Internet_20_link">3.1.2.4 Edit /etc/nsswitch</text:a><text:tab/>14</text:p>
          <text:p text:style-name="P40"><text:a xlink:type="simple" xlink:href="#3.1.2.5.Setup user password authentication|outline" text:style-name="Internet_20_link" text:visited-style-name="Internet_20_link">3.1.2.5 Setup user password authentication</text:a><text:tab/>14</text:p>
          <text:p text:style-name="P40"><text:a xlink:type="simple" xlink:href="#3.1.2.6.Setup LDAP tuning options|outline" text:style-name="Internet_20_link" text:visited-style-name="Internet_20_link">3.1.2.6 Setup LDAP tuning options</text:a><text:tab/>15</text:p>
          <text:p text:style-name="P42"><text:a xlink:type="simple" xlink:href="#3.1.3. Build the Service Node diskless image and install |outline" text:style-name="Internet_20_link" text:visited-style-name="Internet_20_link">3.1.3 <text:s/>Build the Service Node diskless image and install </text:a><text:tab/>15</text:p>
          <text:p text:style-name="P42"><text:a xlink:type="simple" xlink:href="#3.1.4.Install the Service Node diskfull|outline" text:style-name="Internet_20_link" text:visited-style-name="Internet_20_link">3.1.4 Install the Service Node diskfull</text:a><text:tab/>16</text:p>
          <text:p text:style-name="P42"><text:a xlink:type="simple" xlink:href="#3.1.5.Test the Shadow Server|outline" text:style-name="Internet_20_link" text:visited-style-name="Internet_20_link">3.1.5 Test the Shadow Server</text:a><text:tab/>16</text:p>
          <text:p text:style-name="P41"><text:a xlink:type="simple" xlink:href="#4.Setup LDAP Client|outline" text:style-name="Internet_20_link" text:visited-style-name="Internet_20_link">4.0 Setup LDAP Client</text:a><text:tab/>16</text:p>
          <text:p text:style-name="P42"><text:a xlink:type="simple" xlink:href="#4.1.1.Setup   LDAP on the Compute Nodes|outline" text:style-name="Internet_20_link" text:visited-style-name="Internet_20_link">4.1.1 Setup <text:s text:c="2"/>LDAP on the Compute Nodes</text:a><text:tab/>16</text:p>
          <text:p text:style-name="P42"><text:a xlink:type="simple" xlink:href="#4.1.2.Update the LDAP Configuration |outline" text:style-name="Internet_20_link" text:visited-style-name="Internet_20_link">4.1.2 Update the LDAP Configuration </text:a><text:tab/>17</text:p>
          <text:p text:style-name="P40"><text:a xlink:type="simple" xlink:href="#4.1.2.1.Update /etc/openldap/ldap.conf|outline" text:style-name="Internet_20_link" text:visited-style-name="Internet_20_link">4.1.2.1 Update /etc/openldap/ldap.conf</text:a><text:tab/>17</text:p>
          <text:p text:style-name="P40"><text:a xlink:type="simple" xlink:href="#4.1.2.2.Update /etc/ldap.conf|outline" text:style-name="Internet_20_link" text:visited-style-name="Internet_20_link">4.1.2.2 Update /etc/ldap.conf</text:a><text:tab/>18</text:p>
          <text:p text:style-name="P40"><text:a xlink:type="simple" xlink:href="#4.1.2.3.Update /etc/nsswitch|outline" text:style-name="Internet_20_link" text:visited-style-name="Internet_20_link">4.1.2.3 Update /etc/nsswitch</text:a><text:tab/>19</text:p>
          <text:p text:style-name="P40"><text:a xlink:type="simple" xlink:href="#4.1.2.4.Setup user password authentication with LDAP|outline" text:style-name="Internet_20_link" text:visited-style-name="Internet_20_link">4.1.2.4 Setup user password authentication with LDAP</text:a><text:tab/>19</text:p>
          <text:p text:style-name="P42"><text:a xlink:type="simple" xlink:href="#4.1.3.Build the Image and  Install |outline" text:style-name="Internet_20_link" text:visited-style-name="Internet_20_link">4.1.3 Build the Image and <text:s/>Install </text:a><text:tab/>19</text:p>
          <text:p text:style-name="P42"><text:a xlink:type="simple" xlink:href="#4.1.4.Test LDAP Client|outline" text:style-name="Internet_20_link" text:visited-style-name="Internet_20_link">4.1.4 Test LDAP Client</text:a><text:tab/>20</text:p>
          <text:p text:style-name="P41"><text:a xlink:type="simple" xlink:href="#2.Other Documentation Available|outline" text:style-name="Internet_20_link" text:visited-style-name="Internet_20_link">2.0 Other Documentation Available</text:a><text:tab/>20</text:p>
        </text:index-body>
      </text:table-of-content>
      <text:p text:style-name="P19"/>
      <text:list text:style-name="L1">
        <text:list-item>
          <text:h text:style-name="P53" text:outline-level="1"><text:soft-page-break/>Introduction: Scalable User Authentication with LDAP</text:h>
        </text:list-item>
      </text:list>
      <text:p text:style-name="P9"/>
      <text:p text:style-name="Text_20_body"/>
      <text:p text:style-name="Text_20_body"><text:span text:style-name="T2">WARNING</text:span>: <text:s text:c="2"/>LDAP security is not addressed. Consult your local LDAP expert (or become one). At a minimum consider <text:span text:style-name="T4">hosts.allow</text:span> and <text:span text:style-name="T4">hosts.deny</text:span>. <text:s/>LDAP performance is not addressed. <text:s text:c="2"/>You may need to investigate LDAP setup options for performance enhancements. </text:p>
      <text:p text:style-name="Text_20_body_20_indent"><text:span text:style-name="T2">NOTE</text:span>: <text:s/>If you really want to understand LDAP, then pick up the text <text:span text:style-name="T3">Mastering OpenLDAP</text:span>, by Matt Butcher.</text:p>
      <text:list text:style-name="L1" text:continue-numbering="true">
        <text:list-item>
          <text:list text:continue-numbering="true">
            <text:list-item>
              <text:list text:continue-numbering="true">
                <text:list-header>
                  <text:h text:style-name="P55" text:outline-level="3" text:is-list-header="true"/>
                </text:list-header>
              </text:list>
            </text:list-item>
          </text:list>
        </text:list-item>
      </text:list>
      <text:p text:style-name="Text_20_body">LDAP is a client/server directory service that can be used to distribute just about anything of interest. In the case of authentication we are only concerned about users, groups, and passwords.</text:p>
      <text:p text:style-name="Text_20_body">LDAP may be configured as flat (one-to-many), i.e. all LDAP clients will use the same LDAP server. Or, LDAP may be configured as hierarchical (one-to-many, many-to-many), i.e. all LDAP clients can use the primary LDAP server or a shadow (replicated) LDAP server. The 2<text:span text:style-name="T10">nd</text:span> option increases scalability.</text:p>
      <text:p text:style-name="Text_20_body"/>
      <text:p text:style-name="Text_20_body">Throughout this document the primary LDAP server will be referred to as the <text:span text:style-name="T3">management</text:span> node. Shadow (or replication) LDAP servers will be referred to as <text:span text:style-name="T3">service</text:span> nodes. All LDAP client nodes will be referred to as <text:span text:style-name="T3">compute</text:span>, <text:span text:style-name="T3">user</text:span>, or <text:span text:style-name="T3">head</text:span> nodes.</text:p>
      <text:p text:style-name="P38"/>
      <text:p text:style-name="P38">There are four configuration files that need to be maintained (not all nodes need all configuration files):</text:p>
      <text:p text:style-name="Text_20_body"/>
      <text:list text:style-name="L2">
        <text:list-item>
          <text:p text:style-name="P47"><text:span text:style-name="T4">/etc/ldap.conf</text:span>: This LDAP configuration file is used only by nodes that require user (not root) authentication, i.e. <text:span text:style-name="T3">compute</text:span>, <text:span text:style-name="T3">user</text:span>, and <text:span text:style-name="T3">head</text:span> nodes. Do not setup users on nodes that users should not be on, i.e. <text:span text:style-name="T3">management</text:span> and <text:span text:style-name="T3">service</text:span> nodes.</text:p>
        </text:list-item>
        <text:list-item>
          <text:p text:style-name="P47"><text:span text:style-name="T4">/etc/openldap/ldap.conf</text:span>: <text:s/>This LDAP configuration file is used by the <text:span text:style-name="T4">ldap*</text:span> client commands, e.g. <text:span text:style-name="T4">ldapsearch</text:span>, <text:span text:style-name="T4">ldappasswd</text:span>, etc… All nodes should have this setup for testing and troubleshooting.</text:p>
        </text:list-item>
        <text:list-item>
          <text:p text:style-name="P47"><text:span text:style-name="T4">/etc/openldap/slapd.conf</text:span>: This LDAP configuration file is used by nodes that need to provide LDAP services to clients, i.e. <text:span text:style-name="T3">management</text:span> and <text:span text:style-name="T3">service</text:span> nodes.</text:p>
        </text:list-item>
        <text:list-item>
          <text:p text:style-name="P47"><text:span text:style-name="T4">/etc/nsswitch</text:span>. <text:s/>This system configuration file is used by anything that needs to resolve users, groups, or passwords, i.e. authentication, direction listings, etc... This file should only be setup on nodes that will need to resolve user information (e.g. username from user ID). <text:s/>More on this later. </text:p>
        </text:list-item>
      </text:list>
      <text:p text:style-name="Text_20_body"/>
      <text:h text:style-name="Heading_20_2" text:outline-level="2">LDAP Installation Requirements</text:h>
      <text:p text:style-name="Text_20_body"/>
      <text:p text:style-name="Text_20_body"><text:soft-page-break/>All nodes should have the LDAP clients installed (i.e. the <text:span text:style-name="T4">ldap*</text:span> commands):</text:p>
      <text:p text:style-name="Text_20_body"/>
      <text:p text:style-name="Code_20_Indented"><text:s text:c="2"/>openldap-clients-*</text:p>
      <text:p text:style-name="Text_20_body"/>
      <text:p text:style-name="Standard">Only the management and service nodes need to <text:s/>have the LDAP servers installed:<text:line-break/><text:line-break/> <text:s text:c="11"/><text:span text:style-name="T4">openldap-*</text:span></text:p>
      <text:p text:style-name="Code_20_Indented"><text:s text:c="3"/>openldap-servers-*</text:p>
      <text:p text:style-name="Code_20_Indented"/>
      <text:p text:style-name="Standard"/>
      <text:p text:style-name="Text_20_body"/>
      <text:p text:style-name="Text_20_body">NSS support for LDAP should only be installed on nodes that require user, group, and password name services (e.g. <text:span text:style-name="T3">compute</text:span>, <text:span text:style-name="T3">user</text:span>, <text:span text:style-name="T3">head</text:span>, and <text:span text:style-name="T3">login</text:span> nodes):</text:p>
      <text:p text:style-name="Text_20_body"/>
      <text:p text:style-name="Code_20_Indented">nss_ldap-*</text:p>
      <text:p text:style-name="Text_20_body"/>
      <text:p text:style-name="Text_20_body"><text:span text:style-name="T2">NOTE</text:span>: You may wish or find it easier to install all the RPMs on all nodes and then configure them properly.</text:p>
      <text:p text:style-name="Standard"/>
      <text:list text:style-name="L1" text:continue-numbering="true">
        <text:list-item>
          <text:h text:style-name="P52" text:outline-level="1">Setup LDAP on Primary Server</text:h>
        </text:list-item>
      </text:list>
      <text:p text:style-name="Standard"/>
      <text:list text:style-name="L1" text:continue-numbering="true">
        <text:list-item>
          <text:list text:continue-numbering="true">
            <text:list-item>
              <text:h text:style-name="P54" text:outline-level="2">Install LDAP </text:h>
            </text:list-item>
          </text:list>
        </text:list-item>
      </text:list>
      <text:h text:style-name="Heading_20_3" text:outline-level="3" text:is-list-header="true"/>
      <text:p text:style-name="Code_20_Indented">yum install openldap-servers</text:p>
      <text:p text:style-name="P26"/>
      <text:p text:style-name="P25">or download from:</text:p>
      <text:p text:style-name="Code_20_Indented"><text:span text:style-name="T1"><text:s/></text:span><text:a xlink:type="simple" xlink:href="http://download.fedora.redhat.com/pub/fedora/linux/releases/8/Everything/x86_64/os/Packages/">http://download.fedora.redhat.com/pub/fedora/linux/releases/8/Everything/x86_64/os/Packages/</text:a></text:p>
      <text:p text:style-name="P20"/>
      <text:p text:style-name="P20">The following rpms should be installed:</text:p>
      <text:p text:style-name="P51"/>
      <text:p text:style-name="Code_20_Indented">openldap-*</text:p>
      <text:p text:style-name="Code_20_Indented">openldap-devel-*</text:p>
      <text:p text:style-name="Code_20_Indented">openldap-clients-*</text:p>
      <text:p text:style-name="Code_20_Indented">openldap-servers-*</text:p>
      <text:p text:style-name="Code_20_Indented"/>
      <text:p text:style-name="P30">If using LDAP 2.4 <text:s/>also install :</text:p>
      <text:p text:style-name="Code_20_Indented"/>
      <text:p text:style-name="Code_20_Indented">migrationtools-*</text:p>
      <text:p text:style-name="Code_20_Indented"/>
      <text:p text:style-name="Code_20_Indented"/>
      <text:p text:style-name="Text_20_body_20_indent"><text:soft-page-break/></text:p>
      <text:list text:style-name="L1" text:continue-numbering="true">
        <text:list-item>
          <text:list text:continue-numbering="true">
            <text:list-item>
              <text:list text:continue-numbering="true">
                <text:list-header>
                  <text:h text:style-name="P55" text:outline-level="3" text:is-list-header="true"/>
                </text:list-header>
              </text:list>
            </text:list-item>
          </text:list>
        </text:list-item>
      </text:list>
      <text:p text:style-name="Text_20_body_20_indent"/>
      <text:list text:style-name="L1" text:continue-numbering="true">
        <text:list-item>
          <text:list text:continue-numbering="true">
            <text:list-item>
              <text:h text:style-name="P54" text:outline-level="2"><text:reference-mark-start text:name="1.1.1.1Edit LDAP configuration files "/>Configure LDAP <text:s/>on the Primary Server<text:reference-mark-end text:name="1.1.1.1Edit LDAP configuration files "/></text:h>
            </text:list-item>
          </text:list>
        </text:list-item>
      </text:list>
      <text:p text:style-name="Standard"/>
      <text:p text:style-name="Text_20_body">Throughout this document the LDAP suffix <text:span text:style-name="T7">dc=cluster,dc=net</text:span> will be used. You can use any value you like. The convention is to match your domain name. e.g. <text:span text:style-name="T4">foo.bar.org</text:span> becomes <text:span text:style-name="T4">dc=foo,dc=bar,dc=org</text:span>. <text:s/></text:p>
      <text:p text:style-name="Text_20_body"/>
      <text:p text:style-name="Standard"/>
      <text:p text:style-name="Text_20_body">All nodes should have <text:span text:style-name="T4">/etc/openldap/ldap.conf</text:span> defined. This LDAP client configuration file tells the <text:span text:style-name="T4">ldap*</text:span> commands what node is the LDAP server. This file requires the following two lines:</text:p>
      <text:p text:style-name="Text_20_body"/>
      <text:p text:style-name="P11">BASE <text:s text:c="3"/>dc=<text:span text:style-name="T2">cluster</text:span>,dc=<text:span text:style-name="T2">net</text:span></text:p>
      <text:p text:style-name="P11">URI <text:s text:c="5"/>ldap://<text:span text:style-name="T13">ldap_server_hostname</text:span></text:p>
      <text:p text:style-name="P11"/>
      <text:p text:style-name="Text_20_body"/>
      <text:p text:style-name="Text_20_body">The <text:span text:style-name="T4">BASE</text:span> is the default suffix and the <text:span text:style-name="T4">URI</text:span> is the location of the LDAP server. </text:p>
      <text:p text:style-name="Text_20_body"><text:span text:style-name="T2">For nodes that run as LDAP servers </text:span>(e.g. service and management) then <text:span text:style-name="T4">URI</text:span> should be set to <text:a xlink:type="simple" xlink:href="ldap://127.0.0.1"><text:span text:style-name="T4">ldap://127.0.0.1</text:span></text:a>. This setup will aid with troubleshooting server problems, i.e. if you cannot talk to yourself, then nobody can talk to your either.</text:p>
      <text:p text:style-name="Text_20_body"><text:span text:style-name="T2">For client nodes</text:span> the <text:span text:style-name="T4">URI</text:span> should be point to a service or management node. For our example, <text:s/>our management node is mn20, <text:s text:c="2"/>our <text:s/>service node is rrra000. <text:s text:c="2"/><text:a xlink:type="simple" xlink:href="ldap://mn20">ldap://mn20</text:a>. </text:p>
      <text:h text:style-name="Heading_20_3" text:outline-level="3">Edit /etc/openldap/ldap.conf</text:h>
      <text:h text:style-name="Heading_20_3" text:outline-level="3" text:is-list-header="true"/>
      <text:p text:style-name="Text_20_body">On LDAP primary Server or master node , edit /etc/openldap/ldap.conf as follows:</text:p>
      <text:p text:style-name="Standard"/>
      <text:p text:style-name="P11">BASE <text:s text:c="3"/><text:span text:style-name="T2">dc=cluster,dc=net</text:span></text:p>
      <text:p text:style-name="P11">URI <text:s text:c="5"/><text:a xlink:type="simple" xlink:href="ldap://127.0.0.1">ldap://127.0.0.1</text:a></text:p>
      <text:p text:style-name="P11"/>
      <text:p text:style-name="P22">Backup /etc/openldap/slapd.conf.</text:p>
      <text:p text:style-name="Standard"/>
      <text:p text:style-name="Code_20_Indented">cp /etc/openldap/slapd.conf <text:s/>/etc/openldap/slapd.conf.ORIG</text:p>
      <text:p text:style-name="Code_20_Indented"/>
      <text:p text:style-name="Text_20_body">The following <text:span text:style-name="T4">/etc/openldap/slapd.conf</text:span> is a good base for the <text:s/>LDAP primary server node, i.e. the node that will manage the LDAP data. <text:s/>Create a new /etc/openldap/slapd.conf file containing the following lines:</text:p>
      <text:p text:style-name="Text_20_body"><text:soft-page-break/></text:p>
      <text:p text:style-name="P11">include /etc/openldap/schema/core.schema</text:p>
      <text:p text:style-name="P11">include /etc/openldap/schema/cosine.schema</text:p>
      <text:p text:style-name="P11">include /etc/openldap/schema/inetorgperson.schema</text:p>
      <text:p text:style-name="P11">include /etc/openldap/schema/nis.schema</text:p>
      <text:p text:style-name="P12">include /etc/openldap/schema/misc.schema</text:p>
      <text:p text:style-name="Text_20_body"/>
      <text:p text:style-name="P11">pidfile /var/run/openldap/slapd.pid</text:p>
      <text:p text:style-name="P11">argsfile /var/run/openldap/slapd.args</text:p>
      <text:p text:style-name="P11">loglevel 0</text:p>
      <text:p text:style-name="Text_20_body"/>
      <text:p text:style-name="P11">database <text:s/>hdb</text:p>
      <text:p text:style-name="P11">suffix <text:s/>"<text:span text:style-name="T2">dc=cluster,dc=net</text:span>"</text:p>
      <text:p text:style-name="P11">rootdn <text:s/>"cn=root,<text:span text:style-name="T2">dc=cluster,dc=net</text:span>"</text:p>
      <text:p text:style-name="P11">rootpw <text:span text:style-name="T12">{SSHA}SHdbpFVBnX7qreNL+DYPsqqlrJWq/W16 </text:span></text:p>
      <text:p text:style-name="P11">directory /var/lib/ldap</text:p>
      <text:p text:style-name="P11">index objectclass,entryCSN,entryUUID <text:s text:c="3"/>eq,pres</text:p>
      <text:p text:style-name="P11">index ou,cn,mail,surname,givenname <text:s text:c="5"/>eq,pres,sub</text:p>
      <text:p text:style-name="P11">index uidNumber,gidNumber,loginShell <text:s text:c="3"/>eq,pres</text:p>
      <text:p text:style-name="P11">index uid,memberUid <text:s text:c="20"/>eq,pres,sub</text:p>
      <text:p text:style-name="P11">index nisMapName,nisMapEntry <text:s text:c="11"/>eq,pres,sub</text:p>
      <text:p text:style-name="P11">password-hash {SSHA}</text:p>
      <text:p text:style-name="P11">access to attrs=userPassword</text:p>
      <text:p text:style-name="Text_20_body"><text:s text:c="8"/><text:span text:style-name="T4">by dn="uid=admin,ou=People,</text:span><text:span text:style-name="T6">dc=cluster,dc=net</text:span><text:span text:style-name="T4">" write</text:span></text:p>
      <text:p text:style-name="Text_20_body"><text:s text:c="8"/><text:span text:style-name="T4">by anonymous auth</text:span></text:p>
      <text:p text:style-name="Text_20_body"><text:s text:c="8"/><text:span text:style-name="T4">by self write</text:span></text:p>
      <text:p text:style-name="Text_20_body"><text:s text:c="8"/><text:span text:style-name="T4">by * none</text:span></text:p>
      <text:p text:style-name="P11">access to attrs=shadowLastChange</text:p>
      <text:p text:style-name="Text_20_body"><text:s text:c="7"/><text:span text:style-name="T4">by dn="uid=admin,ou=People,</text:span><text:span text:style-name="T6">dc=cluster,dc=net</text:span><text:span text:style-name="T4">" write</text:span></text:p>
      <text:p text:style-name="Text_20_body"><text:s text:c="7"/><text:span text:style-name="T4">by self write</text:span></text:p>
      <text:p text:style-name="Text_20_body"><text:s text:c="7"/><text:span text:style-name="T4">by * read</text:span></text:p>
      <text:p text:style-name="Text_20_body"/>
      <text:p text:style-name="P11">###sync provider</text:p>
      <text:p text:style-name="P11">modulepath <text:s text:c="5"/>/usr/lib64/openldap</text:p>
      <text:p text:style-name="P11">moduleload <text:s text:c="5"/>syncprov</text:p>
      <text:p text:style-name="P11">overlay syncprov</text:p>
      <text:p text:style-name="P11">syncprov-checkpoint 100 10</text:p>
      <text:p text:style-name="P11"><text:soft-page-break/>syncprov-sessionlog 100</text:p>
      <text:p text:style-name="P11">###sync</text:p>
      <text:p text:style-name="Text_20_body"/>
      <text:p text:style-name="Text_20_body">The values in <text:span text:style-name="T6">bold</text:span> should be changed to match your environment. With the exception of the LDAP <text:span text:style-name="T4">rootpw</text:span>, the changes are limited to the suffix.</text:p>
      <text:p text:style-name="Text_20_body"/>
      <text:p text:style-name="Text_20_body">The big picture explanation for this LDAP server configuration file:</text:p>
      <text:p text:style-name="Text_20_body"/>
      <text:list text:style-name="L3">
        <text:list-item>
          <text:p text:style-name="P48">loglevel 0 means log nothing. <text:s text:c="2"/>loglevel 4 will give good debug, <text:s/>loglevel -1 will give all debug</text:p>
        </text:list-item>
        <text:list-item>
          <text:p text:style-name="P48">Use the <text:span text:style-name="T4">hdb</text:span> database format and store my stuff in <text:span text:style-name="T4">/var/lib/ldap</text:span>. </text:p>
        </text:list-item>
        <text:list-item>
          <text:p text:style-name="P48">Index a bunch of stuff to increase performance. </text:p>
        </text:list-item>
        <text:list-item>
          <text:p text:style-name="P48">Declare the LDAP root password using the SSHA hash algorithm. Use the <text:span text:style-name="T4">slappasswd</text:span> command to generate this. <text:s/>e.g. <text:s/>slappasswd <text:s text:c="2"/>prompts for new password and gives encrypted string which is placed in the slapd.conf file <text:s/>for rootpw attribute. <text:s text:c="2"/>Our password is <text:span text:style-name="T2">cluster,</text:span> which will be used in later client configuration file and when running ldap commands.</text:p>
          <text:p text:style-name="P44">[root@xcat20RRmn ~]# slappasswd</text:p>
          <text:p text:style-name="P44">New password:</text:p>
          <text:p text:style-name="P44">Re-enter new password:</text:p>
          <text:p text:style-name="P44">{SSHA}SHdbpFVBnX7qreNL+DYPsqqlrJWq/W16</text:p>
        </text:list-item>
        <text:list-item>
          <text:p text:style-name="P48">Allow root to change any password. </text:p>
        </text:list-item>
        <text:list-item>
          <text:p text:style-name="P48">Allow users to change their own passwords. </text:p>
        </text:list-item>
        <text:list-item>
          <text:p text:style-name="P48">Become a sync provider to allow service nodes to replicate. </text:p>
        </text:list-item>
      </text:list>
      <text:p text:style-name="Text_20_body"/>
      <text:p text:style-name="Text_20_body"><text:span text:style-name="T2">NOTE</text:span>: The lines under <text:span text:style-name="T4">access to</text:span> must be indented. <text:s/>Indented lines in <text:span text:style-name="T4">slapd.conf</text:span> indicate an extension of the previous line.</text:p>
      <text:p text:style-name="Text_20_body"/>
      <text:p text:style-name="Text_20_body"><text:span text:style-name="T2">NOTE</text:span>: <text:s/>The last section (<text:span text:style-name="T4">sync provider</text:span>) can be removed if you have no plans to add service nodes to help with large scale-out environments. However it will not hurt to leave it there for future use.</text:p>
      <text:list text:style-name="L1" text:continue-numbering="true">
        <text:list-item>
          <text:list text:continue-numbering="true">
            <text:list-item>
              <text:list text:continue-numbering="true">
                <text:list-item>
                  <text:h text:style-name="P55" text:outline-level="3">Setup LDAP tuning options</text:h>
                </text:list-item>
              </text:list>
            </text:list-item>
          </text:list>
        </text:list-item>
      </text:list>
      <text:h text:style-name="Heading_20_2" text:outline-level="2" text:is-list-header="true"/>
      <text:list text:style-name="WW8Num9">
        <text:list-header>
          <text:p text:style-name="P37">For openldap earlier than 2.4:</text:p>
          <text:p text:style-name="List_20_Number"/>
        </text:list-header>
      </text:list>
      <text:p text:style-name="Code_20_Indented">cp /etc/openldap/DB_CONFIG.example /var/lib/ldap/DB_CONFIG</text:p>
      <text:p text:style-name="Code_20_Indented"/>
      <text:p text:style-name="P29">If using openLDAP 2.4 or later:</text:p>
      <text:p text:style-name="Code_20_Indented"/>
      <text:p text:style-name="Code_20_Indented">vi /var/lib/ldap/DB_CONFIG and add the following lines:</text:p>
      <text:p text:style-name="Code_20_Indented"/>
      <text:p text:style-name="Code_20_Indented"><text:soft-page-break/>set_cachesize 0 268435456 1</text:p>
      <text:p text:style-name="Code_20_Indented">set_lg_regionmax 262144</text:p>
      <text:p text:style-name="Standard"><text:s text:c="6"/>set_lg_bsize 2097152</text:p>
      <text:p text:style-name="P28"/>
      <text:list text:style-name="WW8Num9" text:continue-numbering="true">
        <text:list-header>
          <text:p text:style-name="List_20_Number"/>
        </text:list-header>
      </text:list>
      <text:list text:style-name="L1" text:continue-numbering="true">
        <text:list-item>
          <text:list text:continue-numbering="true">
            <text:list-item>
              <text:list text:continue-numbering="true">
                <text:list-item>
                  <text:h text:style-name="P55" text:outline-level="3">Start LDAP on the Primary <text:s/>Server </text:h>
                </text:list-item>
              </text:list>
            </text:list-item>
          </text:list>
        </text:list-item>
      </text:list>
      <text:p text:style-name="P50">Make ldap userid id the owner and group for the /var/lib/ldap directory . This is the location of your database and other ldap files. </text:p>
      <text:p text:style-name="P50"/>
      <text:p text:style-name="Code_20_Indented">cd /var/lib</text:p>
      <text:p text:style-name="Code_20_Indented">chown ldap.ldap ldap</text:p>
      <text:p text:style-name="Code_20_Indented"/>
      <text:p text:style-name="Code_20_Indented"/>
      <text:p text:style-name="P50"/>
      <text:p text:style-name="P50">start <text:s/>ldap to make sure “OK”</text:p>
      <text:p text:style-name="Code_20_Indented">service ldap start</text:p>
      <text:p text:style-name="Code_20_Indented"/>
      <text:p text:style-name="P50">Check the syntax of your slapd.conf file</text:p>
      <text:list text:style-name="WW8Num9" text:continue-numbering="true">
        <text:list-header>
          <text:p text:style-name="List_20_Number"/>
        </text:list-header>
      </text:list>
      <text:p text:style-name="Code_20_Indented">slaptest -v -f /etc/openldap/slapd.conf</text:p>
      <text:p text:style-name="P32">may get hdb_monitor_db_open: monitoring disabled; configure monitor database to enable <text:s/>- ignore</text:p>
      <text:p text:style-name="Code_20_Indented">config file testing succeeded</text:p>
      <text:list text:style-name="L1" text:continue-numbering="true">
        <text:list-item>
          <text:list text:continue-numbering="true">
            <text:list-item>
              <text:list text:continue-numbering="true">
                <text:list-item>
                  <text:h text:style-name="P56" text:outline-level="3"><text:reference-mark-start text:name="Migrate Users"/>Migrate Users on the Master Node into LDAP<text:reference-mark-end text:name="Migrate Users"/></text:h>
                </text:list-item>
              </text:list>
            </text:list-item>
          </text:list>
        </text:list-item>
      </text:list>
      <text:p text:style-name="P21"/>
      <text:p text:style-name="P18">The following new user id can be setup for testing the migration</text:p>
      <text:p text:style-name="P23"/>
      <text:list text:style-name="WW8Num9">
        <text:list-item text:start-value="1">
          <text:p text:style-name="List_20_Number">export /home (rw) for testing <text:s text:c="3"/></text:p>
        </text:list-item>
      </text:list>
      <text:p text:style-name="Code_20_Indented"><text:s/>echo '/home *(rw,no_root_squash,sync)' &gt;&gt; /etc/exports</text:p>
      <text:p text:style-name="P34"><text:s/>exportfs -a</text:p>
      <text:p text:style-name="P35"/>
      <text:list text:style-name="WW8Num9" text:continue-numbering="true">
        <text:list-item>
          <text:p text:style-name="List_20_Number">add a test userid “ibm” which will be added to the LDAP database</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text:soft-page-break/>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P33">chmod 600 ~ibm/.ssh/*</text:p>
      <text:p text:style-name="P21"/>
      <text:p text:style-name="P27">Note: <text:s/>openLDAP <text:s/>2.4 and above package the migration tools are in the migrationtools* rpm; <text:s/>make sure this is installed. <text:s text:c="3"/>See <text:reference-ref text:reference-format="text" text:ref-name="1.1.1Install the  LDAP rpms "/>.</text:p>
      <text:p text:style-name="P24"><text:s text:c="6"/>For openLDAP 2.4 :</text:p>
      <text:p text:style-name="P24"/>
      <text:p text:style-name="P3"><text:s text:c="13"/><text:span text:style-name="T14">cd /usr/share/migrationtools/migration</text:span></text:p>
      <text:p text:style-name="P4"/>
      <text:p text:style-name="P3"><text:s text:c="6"/>For openLDAP 2.3 ( or earlier)</text:p>
      <text:p text:style-name="P2"><text:s text:c="3"/></text:p>
      <text:p text:style-name="Code_20_Indented"><text:s text:c="4"/>cd /usr/share/openldap/migration</text:p>
      <text:list text:style-name="WW8Num9" text:continue-numbering="true">
        <text:list-item>
          <text:p text:style-name="List_20_Number">Migrate :</text:p>
        </text:list-item>
      </text:list>
      <text:p text:style-name="Code_20_Indented"/>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list text:style-name="WW8Num9" text:continue-numbering="true">
        <text:list-item>
          <text:p text:style-name="P43">Test the database by searching for a the user ibm:</text:p>
        </text:list-item>
      </text:list>
      <text:p text:style-name="Standard"/>
      <text:p text:style-name="Code_20_Indented"><text:soft-page-break/>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55"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text:soft-page-break/>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
      <text:list text:style-name="L1" text:continue-numbering="true">
        <text:list-item>
          <text:list text:continue-numbering="true">
            <text:list-item>
              <text:list text:continue-numbering="true">
                <text:list-item>
                  <text:h text:style-name="P55" text:outline-level="3">Modify a User in LDAP</text:h>
                </text:list-item>
              </text:list>
            </text:list-item>
          </text:list>
        </text:list-item>
      </text:list>
      <text:h text:style-name="Heading_20_3" text:outline-level="3" text:is-list-header="true"/>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text:soft-page-break/>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55"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list text:style-name="L1" text:continue-numbering="true">
        <text:list-item>
          <text:h text:style-name="P52" text:outline-level="1"><text:reference-mark-start text:name="1.0Setup Hierarchical LDAP"/>Setup Hierarchical LDAP<text:reference-mark-end text:name="1.0Setup Hierarchical LDAP"/></text:h>
        </text:list-item>
      </text:list>
      <text:p text:style-name="Standard"><text:span text:style-name="T12">If you do not plan to use </text:span><text:span text:style-name="T2">Hierarchical LDAP with shadow LDAP Servers you can skip to</text:span> <text:reference-ref text:reference-format="text" text:ref-name="1.0Setup LDAP Client">Setup LDAP Client</text:reference-ref>.</text:p>
      <text:p text:style-name="Standard">For Hierarchical LDAP the Service Node(s) will be set as a shadow server(s) to the LDAP Master server on the Master Node. <text:s text:c="2"/>The process will describe putting the configuration changes into the diskless image. <text:s text:c="2"/>If you are using diskfull service nodes, <text:s/>then make the same configuration changes on the installed service nodes. </text:p>
      <text:p text:style-name="Standard"/>
      <text:list text:style-name="L1" text:continue-numbering="true">
        <text:list-item>
          <text:list text:continue-numbering="true">
            <text:list-item>
              <text:h text:style-name="P54" text:outline-level="2">Setup Service node(s) as LDAP Shadow Server</text:h>
            </text:list-item>
          </text:list>
        </text:list-item>
      </text:list>
      <text:p text:style-name="Standard">The installation and setup of LDAP on the service nodes described below will be either done into the diskless image <text:s text:c="2"/>or on the service node files, if using diskfull installation. <text:s/>For diskfull, <text:s/>you may choose to create the appropriate <text:s/>edited files on the Primary Server in a temporary <text:s/>directory and then xdcp them to the Service node (s), since the files will be the same for all shadow servers. <text:s/></text:p>
      <text:p text:style-name="P18"/>
      <text:p text:style-name="Standard"/>
      <text:list text:style-name="L1" text:continue-numbering="true">
        <text:list-item>
          <text:list text:continue-numbering="true">
            <text:list-item>
              <text:list text:continue-numbering="true">
                <text:list-item>
                  <text:h text:style-name="P55" text:outline-level="3">Install required LDAP rpms and dependencies</text:h>
                </text:list-item>
              </text:list>
            </text:list-item>
          </text:list>
        </text:list-item>
      </text:list>
      <text:h text:style-name="Heading_20_3" text:outline-level="3" text:is-list-header="true"/>
      <text:p text:style-name="Standard">For diskless install the rpms into the image:</text:p>
      <text:p text:style-name="Standard"/>
      <text:p text:style-name="Standard">yum --installroot=/install/netboot/fedora8/x86_64/service/rootimg \</text:p>
      <text:p text:style-name="Code"><text:soft-page-break/><text:s text:c="5"/>install openldap-clients nss_ldap nfs-utils vi openldap-devel openldap-servers</text:p>
      <text:p text:style-name="P6">For diskfull <text:s/>install these same rpms on the service node (s) which will be LDAP shadow servers. </text:p>
      <text:list text:style-name="L1" text:continue-numbering="true">
        <text:list-item>
          <text:list text:continue-numbering="true">
            <text:list-item>
              <text:list text:continue-numbering="true">
                <text:list-item>
                  <text:h text:style-name="P55" text:outline-level="3">Update the LDAP Configuration in Service Node image</text:h>
                </text:list-item>
              </text:list>
            </text:list-item>
          </text:list>
        </text:list-item>
      </text:list>
      <text:p text:style-name="Standard"/>
      <text:p text:style-name="Standard">For diskless:</text:p>
      <text:p text:style-name="Standard"/>
      <text:p text:style-name="Code_20_Indented">Export SNIMAGE=/install/netboot/fedora8/x86_64/service/rootimg</text:p>
      <text:p text:style-name="Code"/>
      <text:list text:style-name="L1" text:continue-numbering="true">
        <text:list-item>
          <text:list text:continue-numbering="true">
            <text:list-item>
              <text:list text:continue-numbering="true">
                <text:list-item>
                  <text:list text:continue-numbering="true">
                    <text:list-item>
                      <text:h text:style-name="P59" text:outline-level="4">Edit /etc/openldap/ldap.conf</text:h>
                    </text:list-item>
                  </text:list>
                </text:list-item>
              </text:list>
            </text:list-item>
          </text:list>
        </text:list-item>
      </text:list>
      <text:h text:style-name="Heading_20_3" text:outline-level="3" text:is-list-header="true"/>
      <text:p text:style-name="Text_20_body">For diskless:</text:p>
      <text:p text:style-name="Text_20_body">edit $SNIMAGE/etc/openldap/ldap.conf as follows:</text:p>
      <text:p text:style-name="Standard">For diskfull:</text:p>
      <text:p text:style-name="Standard"/>
      <text:p text:style-name="Standard">edit /etc/openldap/ldap.conf as follows:</text:p>
      <text:p text:style-name="Standard"/>
      <text:p text:style-name="Standard"/>
      <text:p text:style-name="P11">BASE <text:s text:c="3"/><text:span text:style-name="T2">dc=cluster,dc=net</text:span></text:p>
      <text:p text:style-name="P11">URI <text:s text:c="5"/><text:a xlink:type="simple" xlink:href="ldap://127.0.0.1">ldap://127.0.0.1</text:a></text:p>
      <text:p text:style-name="P11"/>
      <text:p text:style-name="Standard"/>
      <text:list text:style-name="L1" text:continue-numbering="true">
        <text:list-item>
          <text:list text:continue-numbering="true">
            <text:list-item>
              <text:list text:continue-numbering="true">
                <text:list-item>
                  <text:list text:continue-numbering="true">
                    <text:list-item>
                      <text:h text:style-name="P59" text:outline-level="4">Edit slapd configuration file</text:h>
                    </text:list-item>
                  </text:list>
                </text:list-item>
              </text:list>
            </text:list-item>
          </text:list>
        </text:list-item>
      </text:list>
      <text:p text:style-name="Standard"/>
      <text:p text:style-name="P22">Backup /etc/openldap/slapd.conf.</text:p>
      <text:p text:style-name="Standard"/>
      <text:p text:style-name="P2"/>
      <text:p text:style-name="Standard">For diskless:</text:p>
      <text:p text:style-name="Standard"/>
      <text:p text:style-name="Text_20_body_20_indent">Edit $SNIMAGE/etc/openldap/slapd.conf file:</text:p>
      <text:p text:style-name="Standard"/>
      <text:p text:style-name="Standard">For diskfull:</text:p>
      <text:p text:style-name="Standard"/>
      <text:p text:style-name="Text_20_body_20_indent">Edit the /etc/openldap/slapd.conf file:</text:p>
      <text:p text:style-name="Text_20_body"><text:span text:style-name="T4">sldap.conf</text:span> looks similar to the management or primary LDAP server configuration ( see <text:s/><text:reference-ref text:reference-format="text" text:ref-name="1.1.1.1Edit LDAP configuration files ">Configure LDAP  on the Primary Server</text:reference-ref>) with <text:span text:style-name="T4">access to</text:span> and <text:span text:style-name="T4">sync provider</text:span> omitted, but with a <text:span text:style-name="T4">syncrepl</text:span> section added:</text:p>
      <text:p text:style-name="Text_20_body"/>
      <text:p text:style-name="P11">include <text:s text:c="7"/>/etc/openldap/schema/core.schema</text:p>
      <text:p text:style-name="P11">include <text:s text:c="7"/>/etc/openldap/schema/cosine.schema</text:p>
      <text:p text:style-name="P11"><text:soft-page-break/>include <text:s text:c="7"/>/etc/openldap/schema/inetorgperson.schema</text:p>
      <text:p text:style-name="P12">include <text:s text:c="7"/>/etc/openldap/schema/nis.schema</text:p>
      <text:p text:style-name="P12">include <text:s text:c="7"/>/etc/openldap/schema/misc.schema</text:p>
      <text:p text:style-name="Text_20_body"/>
      <text:p text:style-name="P11">pidfile <text:s text:c="7"/>/var/run/openldap/slapd.pid</text:p>
      <text:p text:style-name="P11">argsfile <text:s text:c="6"/>/var/run/openldap/slapd.args</text:p>
      <text:p text:style-name="P11">loglevel <text:s text:c="6"/>0</text:p>
      <text:p text:style-name="Text_20_body"> </text:p>
      <text:p text:style-name="P11">database <text:s text:c="7"/>hdb</text:p>
      <text:p text:style-name="P11">suffix <text:s text:c="9"/>"<text:span text:style-name="T2">dc=cluster,dc=net</text:span>"</text:p>
      <text:p text:style-name="P11">rootdn <text:s text:c="9"/>"cn=root,<text:span text:style-name="T2">dc=cluster,dc=net</text:span>"</text:p>
      <text:p text:style-name="P11">rootpw <text:s text:c="9"/><text:span text:style-name="T2">{SSHA}AW/VeGc+5csvRZoayPl+FnRGluxDJyaJ</text:span></text:p>
      <text:p text:style-name="P11">directory <text:s text:c="6"/>/var/lib/ldap</text:p>
      <text:p text:style-name="P11">index objectclass,entryCSN,entryUUID <text:s text:c="3"/>eq,pres</text:p>
      <text:p text:style-name="P11">index ou,cn,mail,surname,givenname <text:s text:c="5"/>eq,pres,sub</text:p>
      <text:p text:style-name="P11">index uidNumber,gidNumber,loginShell <text:s text:c="3"/>eq,pres</text:p>
      <text:p text:style-name="P11">index uid,memberUid <text:s text:c="20"/>eq,pres,sub</text:p>
      <text:p text:style-name="P11">index nisMapName,nisMapEntry <text:s text:c="11"/>eq,pres,sub</text:p>
      <text:p text:style-name="P11">password-hash {SSHA}</text:p>
      <text:p text:style-name="Text_20_body"/>
      <text:p text:style-name="P11">###sync consumer</text:p>
      <text:p text:style-name="P11">syncrepl rid=<text:span text:style-name="T2">NNN</text:span></text:p>
      <text:p text:style-name="Text_20_body"><text:span text:style-name="T4"><text:s text:c="4"/>provider=ldap://</text:span><text:span text:style-name="T6">management_node</text:span></text:p>
      <text:p text:style-name="Text_20_body"><text:s text:c="8"/><text:span text:style-name="T4">type=refreshOnly</text:span></text:p>
      <text:p text:style-name="Text_20_body"><text:s text:c="8"/><text:span text:style-name="T4">interval=</text:span><text:span text:style-name="T6">00:00:01:00</text:span></text:p>
      <text:p text:style-name="Text_20_body"><text:s text:c="8"/><text:span text:style-name="T4">searchbase="</text:span><text:span text:style-name="T6">dc=cluster,dc=net</text:span><text:span text:style-name="T4">"</text:span></text:p>
      <text:p text:style-name="Text_20_body"><text:span text:style-name="T4"><text:s text:c="4"/>binddn="cn=root,</text:span><text:span text:style-name="T6">dc=cluster,dc=net</text:span><text:span text:style-name="T4">"</text:span></text:p>
      <text:p text:style-name="Text_20_body"><text:span text:style-name="T4"><text:s text:c="4"/>credentials=</text:span><text:span text:style-name="T6">cluster</text:span></text:p>
      <text:p text:style-name="P11">###sync consumer</text:p>
      <text:p text:style-name="Text_20_body"/>
      <text:p text:style-name="Text_20_body">The fields in <text:span text:style-name="T6">bold</text:span> should be customized for your environment. Most should be obvious with the exception of <text:span text:style-name="T4">credentials</text:span> and <text:span text:style-name="T4">rid</text:span>. <text:s/><text:span text:style-name="T4">rid</text:span> should be a unique number per service node. <text:span text:style-name="T4">credentials</text:span> should be the plain text (ouch!) rootpw password. Make sure <text:span text:style-name="T4">ldap</text:span> owns this file and the permissions are 600.</text:p>
      <text:p text:style-name="Text_20_body"/>
      <text:p text:style-name="Text_20_body"><text:soft-page-break/>The last two configurations files (<text:span text:style-name="T4">/etc/ldap.conf</text:span> and <text:span text:style-name="T4">/etc/nsswitch</text:span>) go hand-in-hand. Nodes that require user, group, and password name services will need both files setup (e.g. <text:span text:style-name="T3">compute, user</text:span>, <text:span text:style-name="T3">head</text:span>, and <text:span text:style-name="T3">login</text:span> nodes).</text:p>
      <text:list text:style-name="L1" text:continue-numbering="true">
        <text:list-item>
          <text:list text:continue-numbering="true">
            <text:list-item>
              <text:list text:continue-numbering="true">
                <text:list-item>
                  <text:list text:continue-numbering="true">
                    <text:list-item>
                      <text:h text:style-name="P59" text:outline-level="4">Edit /etc/ldap.conf </text:h>
                    </text:list-item>
                  </text:list>
                </text:list-item>
              </text:list>
            </text:list-item>
          </text:list>
        </text:list-item>
      </text:list>
      <text:p text:style-name="Standard">Edit the $SNIMAGE/etc/ldap.conf file or /etc/ldap.conf for diskfull.</text:p>
      <text:p text:style-name="Standard"/>
      <text:p text:style-name="Text_20_body">The following <text:span text:style-name="T4">ldap.conf</text:span> should provide anonymous access to <text:span text:style-name="T5">ldap_server</text:span>.</text:p>
      <text:p text:style-name="Text_20_body"/>
      <text:p text:style-name="P11">host <text:span text:style-name="T2">ldap_server</text:span></text:p>
      <text:p text:style-name="P11">base <text:span text:style-name="T2">dc=cluster,dc=net</text:span></text:p>
      <text:p text:style-name="P11">timelimit 120</text:p>
      <text:p text:style-name="P11">bind_timelimit 120</text:p>
      <text:p text:style-name="P11">idle_timelimit 3600</text:p>
      <text:p text:style-name="P11">nss_base_passwd ou=People,<text:span text:style-name="T2">dc=cluster,dc=net</text:span></text:p>
      <text:p text:style-name="P11">nss_base_shadow ou=People,<text:span text:style-name="T2">dc=cluster,dc=net</text:span></text:p>
      <text:p text:style-name="P11">nss_base_group ou=Group,<text:span text:style-name="T2">dc=cluster,dc=net</text:span></text:p>
      <text:p text:style-name="P11">nss_initgroups_ignoreusers root,ldap,named,avahi,haldaemon,dbus,radvd,tomcat,radiusd,news,mailman,nscd</text:p>
      <text:p text:style-name="Text_20_body"/>
      <text:p text:style-name="P16">The fields in <text:span text:style-name="T4">bold</text:span> should be customized for your environment.</text:p>
      <text:list text:style-name="L1" text:continue-numbering="true">
        <text:list-item>
          <text:list text:continue-numbering="true">
            <text:list-item>
              <text:list text:continue-numbering="true">
                <text:list-item>
                  <text:list text:continue-numbering="true">
                    <text:list-item>
                      <text:h text:style-name="P60" text:outline-level="4">Edit /etc/nsswitch</text:h>
                    </text:list-item>
                  </text:list>
                </text:list-item>
              </text:list>
            </text:list-item>
          </text:list>
        </text:list-item>
      </text:list>
      <text:p text:style-name="Text_20_body"><text:s/>$SNIMAGE<text:span text:style-name="T4">/etc/nsswitch</text:span> <text:s/>or /etc/nsswitch for diskfull should have the following lines updated to include <text:span text:style-name="T4">ldap</text:span>:</text:p>
      <text:p text:style-name="Text_20_body"/>
      <text:p text:style-name="P11">passwd: <text:s text:c="4"/>files ldap</text:p>
      <text:p text:style-name="P11">shadow: <text:s text:c="4"/>files</text:p>
      <text:p text:style-name="P11">group: <text:s text:c="5"/>files ldap</text:p>
      <text:p text:style-name="Text_20_body"/>
      <text:p text:style-name="Text_20_body"><text:span text:style-name="T4">shadow</text:span> was explicitly skipped. Most cluster environments do not allow users to login to nodes with password authentication. However <text:span text:style-name="T3">user</text:span> and <text:span text:style-name="T3">head</text:span> nodes often allow this. <text:s/></text:p>
      <text:list text:style-name="L1" text:continue-numbering="true">
        <text:list-item>
          <text:list text:continue-numbering="true">
            <text:list-item>
              <text:list text:continue-numbering="true">
                <text:list-item>
                  <text:list text:continue-numbering="true">
                    <text:list-item>
                      <text:h text:style-name="P59" text:outline-level="4">Setup user password authentication</text:h>
                    </text:list-item>
                  </text:list>
                </text:list-item>
              </text:list>
            </text:list-item>
          </text:list>
        </text:list-item>
      </text:list>
      <text:p text:style-name="Text_20_body">In the case where you require that users access nodes with password authentication update $SNIMAGE<text:span text:style-name="T4">/etc/nsswitch</text:span> <text:s/>or /etc/nsswitch for diskfull <text:s/>with:</text:p>
      <text:p text:style-name="Text_20_body"/>
      <text:p text:style-name="P11">shadow: <text:s text:c="3"/>files ldap</text:p>
      <text:p text:style-name="Text_20_body"/>
      <text:p text:style-name="Text_20_body"><text:soft-page-break/>And append to $SNIMAGE<text:span text:style-name="T4">/etc/ldap.conf or /etc/ldap.conf for diskfull:</text:span></text:p>
      <text:p text:style-name="P11">pam_filter objectclass=People</text:p>
      <text:p text:style-name="P11">pam_login_attribute uid</text:p>
      <text:p text:style-name="P11">pam_lookup_policy yes</text:p>
      <text:p text:style-name="P11">pam_password md5</text:p>
      <text:p text:style-name="Code_20_Indented"/>
      <text:p text:style-name="Code_20_Indented"/>
      <text:p text:style-name="Code_20_Indented"/>
      <text:p text:style-name="Code_20_Indented"/>
      <text:p text:style-name="Standard">Make ldap userid id the owner and group for the /var/lib/ldap directory </text:p>
      <text:p text:style-name="Code_20_Indented">cd $SNIMAGE/var/lib or /var/lib</text:p>
      <text:p text:style-name="Code_20_Indented">chown ldap.ldap ldap</text:p>
      <text:p text:style-name="Code_20_Indented"/>
      <text:list text:style-name="L1" text:continue-numbering="true">
        <text:list-item>
          <text:list text:continue-numbering="true">
            <text:list-item>
              <text:list text:continue-numbering="true">
                <text:list-item>
                  <text:list text:continue-numbering="true">
                    <text:list-item>
                      <text:h text:style-name="P59" text:outline-level="4">Setup LDAP tuning options</text:h>
                    </text:list-item>
                  </text:list>
                </text:list-item>
              </text:list>
            </text:list-item>
          </text:list>
        </text:list-item>
      </text:list>
      <text:p text:style-name="Standard">Copy the configuration tuning <text:s/>file into <text:s/>the image or on the Service Node</text:p>
      <text:p text:style-name="Standard"/>
      <text:p text:style-name="P30">For openldap earlier than 2.4:</text:p>
      <text:list text:style-name="WW8Num9" text:continue-numbering="true">
        <text:list-header>
          <text:p text:style-name="List_20_Number">For diskless:</text:p>
        </text:list-header>
      </text:list>
      <text:p text:style-name="Code_20_Indented"><text:s text:c="2"/>cp $SNIMAGE/etc/openldap/DB_CONFIG.example $SNIMAGE/var/lib/ldap/DB_CONFIG</text:p>
      <text:p text:style-name="Code_20_Indented"/>
      <text:p text:style-name="Code_20_Indented">For diskfull:</text:p>
      <text:p text:style-name="Code_20_Indented"><text:s text:c="2"/>cp /etc/openldap/DB_CONFIG.example /var/lib/ldap/DB_CONFIG</text:p>
      <text:p text:style-name="Code_20_Indented"/>
      <text:p text:style-name="P30">If using openLDAP 2.4 or later:</text:p>
      <text:p text:style-name="Code_20_Indented"/>
      <text:p text:style-name="Code_20_Indented">For diskles:</text:p>
      <text:p text:style-name="Code_20_Indented"><text:s text:c="2"/>vi $SNIMAGE/var/lib/ldap/DB_CONFIG and add the following lines:</text:p>
      <text:p text:style-name="Code_20_Indented">For diskfull:</text:p>
      <text:p text:style-name="Code_20_Indented"><text:s text:c="2"/>vi /var/lib/ldap/DB_CONFIG and add the following lines:</text:p>
      <text:p text:style-name="Code_20_Indented"/>
      <text:p text:style-name="Code_20_Indented"/>
      <text:p text:style-name="Code_20_Indented">set_cachesize 0 268435456 1</text:p>
      <text:p text:style-name="Code_20_Indented">set_lg_regionmax 262144</text:p>
      <text:p text:style-name="Code_20_Indented">set_lg_bsize 2097152</text:p>
      <text:p text:style-name="Standard"/>
      <text:p text:style-name="Code_20_Indented"/>
      <text:p text:style-name="Code_20_Indented"/>
      <text:list text:style-name="L1" text:continue-numbering="true">
        <text:list-item>
          <text:list text:continue-numbering="true">
            <text:list-item>
              <text:list text:continue-numbering="true">
                <text:list-item>
                  <text:h text:style-name="P55" text:outline-level="3"><text:s/>Build the Service Node diskless image and install </text:h>
                </text:list-item>
              </text:list>
            </text:list-item>
          </text:list>
        </text:list-item>
      </text:list>
      <text:p text:style-name="Standard"><text:s text:c="6"/>Set to start LDAP in <text:s/>the servicenode table after install , if not already set.</text:p>
      <text:p text:style-name="Standard"/>
      <text:p text:style-name="Code_20_Indented">chtab node=service servicenode.ldapserver=1</text:p>
      <text:p text:style-name="Standard"/>
      <text:p text:style-name="Code_20_Indented">cd /opt/xcat/share/xcat/netboot/fedora</text:p>
      <text:p text:style-name="Code_20_Indented">./<text:bookmark-start text:name="DDE_LINK31"/>geninitrd<text:bookmark-end text:name="DDE_LINK31"/>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55" text:outline-level="3"><text:soft-page-break/>Install the Service Node diskfull</text:h>
                </text:list-item>
              </text:list>
            </text:list-item>
          </text:list>
        </text:list-item>
      </text:list>
      <text:p text:style-name="Standard"><text:s text:c="6"/>Set to start LDAP in <text:s/>the servicenode table after install , if not already set.</text:p>
      <text:p text:style-name="Standard"/>
      <text:p text:style-name="Code_20_Indented">chtab node=service servicenode.ldapserver=1</text:p>
      <text:p text:style-name="Standard"/>
      <text:p text:style-name="Code_20_Indented"/>
      <text:p text:style-name="Code_20_Indented">nodeset rra000 install </text:p>
      <text:p text:style-name="Code_20_Indented">rpower rra000 reset </text:p>
      <text:p text:style-name="Standard"/>
      <text:p text:style-name="Code_20_Indented"/>
      <text:p text:style-name="P2"/>
      <text:list text:style-name="L1" text:continue-numbering="true">
        <text:list-item>
          <text:list text:continue-numbering="true">
            <text:list-item>
              <text:list text:continue-numbering="true">
                <text:list-item>
                  <text:h text:style-name="P58" text:outline-level="3">Test the Shadow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2.2.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h text:style-name="P5" text:outline-level="3" text:is-list-header="true"/>
      <text:h text:style-name="Heading_20_1" text:outline-level="1" text:is-list-header="true"/>
      <text:list text:style-name="L1" text:continue-numbering="true">
        <text:list-item>
          <text:h text:style-name="P52" text:outline-level="1"><text:reference-mark-start text:name="1.1Setup LDAP Client"/><text:reference-mark-start text:name="1.1.1Update the LDAP Configuration in the Image"/><text:reference-mark-start text:name="1.0Setup LDAP Client"/>Setup LDAP Client<text:reference-mark-end text:name="1.0Setup LDAP Client"/><text:reference-mark-end text:name="1.1.1Update the LDAP Configuration in the Image"/><text:reference-mark-end text:name="1.1Setup LDAP Client"/></text:h>
        </text:list-item>
      </text:list>
      <text:p text:style-name="Standard"/>
      <text:list text:style-name="L1" text:continue-numbering="true">
        <text:list-item>
          <text:list text:continue-numbering="true">
            <text:list-item>
              <text:list text:continue-numbering="true">
                <text:list-item>
                  <text:h text:style-name="P55" text:outline-level="3">Setup <text:s text:c="2"/>LDAP on the Compute Nodes</text:h>
                </text:list-item>
              </text:list>
            </text:list-item>
          </text:list>
        </text:list-item>
      </text:list>
      <text:p text:style-name="Standard"/>
      <text:p text:style-name="Text_20_body_20_indent">Note: if using diskless image the LDAP this setup will be added the configuration file changes needed to that image before the install. If the compute nodes are diskfull, <text:s/>just <text:s/>add the changes to the LDAP configuration files <text:s/>on <text:s/>the installed node. <text:s text:c="2"/>For example, you can create an updated LDAP configuration file in a tmp space on the Management Node <text:s/>and then xdcp it to all the diskfull nodes. </text:p>
      <text:p text:style-name="Standard"/>
      <text:p text:style-name="Text_20_body">All nodes should have the LDAP clients installed (i.e. the <text:span text:style-name="T4">ldap*</text:span> commands):</text:p>
      <text:p text:style-name="Code_20_Indented">openldap-clients-*</text:p>
      <text:p text:style-name="Text_20_body"/>
      <text:p text:style-name="P31"/>
      <text:p text:style-name="Text_20_body"><text:soft-page-break/>NSS support for LDAP should only be installed on nodes that require user, group, and password name services (e.g. <text:span text:style-name="T3">compute</text:span>, <text:span text:style-name="T3">user</text:span>, <text:span text:style-name="T3">head</text:span>, and <text:span text:style-name="T3">login</text:span> nodes):</text:p>
      <text:p text:style-name="Text_20_body"/>
      <text:p text:style-name="Code_20_Indented">nss_ldap-*</text:p>
      <text:p text:style-name="Text_20_body"/>
      <text:p text:style-name="Text_20_body_20_indent"><text:span text:style-name="T2">NOTE</text:span>: The lazy (or efficient) may wish to install all the RPMs on all nodes and then configure them properly.</text:p>
      <text:p text:style-name="Text_20_body_20_indent"/>
      <text:p text:style-name="Text_20_body">For diskless, install need ldap rpms and dependencies into the image:</text:p>
      <text:p text:style-name="Standard"/>
      <text:p text:style-name="Code">yum --installroot=/install/netboot/fedora8/x86_64/compute/rootimg \</text:p>
      <text:p text:style-name="Code"><text:s text:c="8"/>install openldap-clients nss_ldap nfs-utils vi</text:p>
      <text:p text:style-name="Text_20_body_20_indent"/>
      <text:p text:style-name="Standard">For diskfull, install additional rpms on the compute nodes. </text:p>
      <text:list text:style-name="L1" text:continue-numbering="true">
        <text:list-item>
          <text:list text:continue-numbering="true">
            <text:list-item>
              <text:list text:continue-numbering="true">
                <text:list-item>
                  <text:h text:style-name="P57" text:outline-level="3">Update the LDAP Configuration </text:h>
                </text:list-item>
              </text:list>
            </text:list-item>
          </text:list>
        </text:list-item>
      </text:list>
      <text:p text:style-name="Standard"/>
      <text:p text:style-name="Standard">For diskless:</text:p>
      <text:p text:style-name="P17">export CPIMAGE=/install/netboot/fedora8/x86_64/compute/rootimg</text:p>
      <text:p text:style-name="Code_20_Indented">cd $CPIMAGE/etc/openldap</text:p>
      <text:p text:style-name="P17">For diskfull:</text:p>
      <text:p text:style-name="Code_20_Indented">cd /etc/openldap</text:p>
      <text:p text:style-name="P17"/>
      <text:p text:style-name="P8">Note: there are two files /etc/ldap.conf and /etc/openldap/ldap.conf to edit</text:p>
      <text:list text:style-name="L1" text:continue-numbering="true">
        <text:list-item>
          <text:list text:continue-numbering="true">
            <text:list-item>
              <text:list text:continue-numbering="true">
                <text:list-item>
                  <text:list text:continue-numbering="true">
                    <text:list-item>
                      <text:h text:style-name="P59" text:outline-level="4">Update /etc/openldap/ldap.conf</text:h>
                    </text:list-item>
                  </text:list>
                </text:list-item>
              </text:list>
            </text:list-item>
          </text:list>
        </text:list-item>
      </text:list>
      <text:p text:style-name="P8"/>
      <text:p text:style-name="P8">All nodes <text:span text:style-name="T13">should have</text:span> <text:span text:style-name="T4">/etc/openldap/ldap.conf</text:span> <text:span text:style-name="T13">defined or $CPIMAGE/etc/openldap/ldap.conf if diskless. </text:span><text:span text:style-name="T11">This LDAP client configuration file tells the </text:span><text:span text:style-name="T8">ldap*</text:span><text:span text:style-name="T11"> commands what LDAP server to communicate with. <text:s/>This file requires the following two lines:</text:span></text:p>
      <text:p text:style-name="Text_20_body">If non-hierarchical:</text:p>
      <text:p text:style-name="Code_20_Indented">BASE <text:s text:c="3"/>dc=cluster,dc=net</text:p>
      <text:p text:style-name="Code_20_Indented">URI <text:s text:c="4"/><text:a xlink:type="simple" xlink:href="ldap://mn20">ldap://mn20</text:a></text:p>
      <text:p text:style-name="Code_20_Indented"/>
      <text:p text:style-name="P11">If hierarchical:</text:p>
      <text:p text:style-name="Code_20_Indented">BASE <text:s text:c="3"/>dc=cluster,dc=net</text:p>
      <text:p text:style-name="P31">URI <text:s text:c="4"/><text:a xlink:type="simple" xlink:href="ldap://mn20">ldap://rra000</text:a></text:p>
      <text:p text:style-name="Text_20_body"/>
      <text:p text:style-name="Text_20_body">The <text:span text:style-name="T4">BASE</text:span> is the default suffix and the <text:span text:style-name="T4">URI</text:span> is the location of the LDAP server. <text:s/>In our example the server is mn20. For client nodes the <text:span text:style-name="T4">URI</text:span> should be point to a management node or the service node of the client, if using hierarchy. </text:p>
      <text:p text:style-name="Text_20_body"><text:soft-page-break/></text:p>
      <text:list text:style-name="L1" text:continue-numbering="true">
        <text:list-item>
          <text:list text:continue-numbering="true">
            <text:list-item>
              <text:list text:continue-numbering="true">
                <text:list-item>
                  <text:list text:continue-numbering="true">
                    <text:list-item>
                      <text:h text:style-name="P59" text:outline-level="4">Update /etc/ldap.conf</text:h>
                    </text:list-item>
                  </text:list>
                </text:list-item>
              </text:list>
            </text:list-item>
          </text:list>
        </text:list-item>
      </text:list>
      <text:p text:style-name="P14">The last two configurations files (<text:span text:style-name="T4">/etc/ldap.conf</text:span> and <text:span text:style-name="T4">/etc/nsswitch</text:span>) go hand-in-hand. Nodes that require user, group, and password name services will need both files setup (e.g. compute, user, head, and login nodes).</text:p>
      <text:p text:style-name="P13"/>
      <text:p text:style-name="Text_20_body">The following <text:span text:style-name="T4">/etc/ldap.conf</text:span> should provide anonymous access to <text:span text:style-name="T5">ldap_server</text:span>. <text:s text:c="2"/>This is sufficient, if using hierarchical <text:s/>xCAT support for LDAP and the Service Node is setup as a shadow server with anonymous access to the LDAP server. <text:s/>See <text:s/><text:reference-ref text:reference-format="text" text:ref-name="1.0Setup Hierarchical LDAP">Setup Hierarchical LDAP</text:reference-ref>.</text:p>
      <text:p text:style-name="Text_20_body">If diskless:</text:p>
      <text:p text:style-name="Text_20_body"><text:s text:c="3"/>Create $CPIMAGE/etc/ldap.conf with the following lines:</text:p>
      <text:p text:style-name="Text_20_body">If diskfull</text:p>
      <text:p text:style-name="Text_20_body"><text:s text:c="4"/>Create /etc/ldap.conf <text:s/>with the following lines:</text:p>
      <text:p text:style-name="Text_20_body"/>
      <text:p text:style-name="P11">host <text:span text:style-name="T2">&lt;management_node or Service node&gt;</text:span></text:p>
      <text:p text:style-name="P11">base <text:span text:style-name="T2">dc=cluster,dc=net</text:span></text:p>
      <text:p text:style-name="P11">timelimit 120</text:p>
      <text:p text:style-name="P11">bind_timelimit 120</text:p>
      <text:p text:style-name="P11">idle_timelimit 3600</text:p>
      <text:p text:style-name="P11">nss_base_passwd ou=People,<text:span text:style-name="T2">dc=cluster,dc=net</text:span></text:p>
      <text:p text:style-name="P11">nss_base_shadow ou=People,<text:span text:style-name="T2">dc=cluster,dc=net</text:span></text:p>
      <text:p text:style-name="P11">nss_base_group ou=Group,<text:span text:style-name="T2">dc=cluster,dc=net</text:span></text:p>
      <text:p text:style-name="P11">nss_initgroups_ignoreusers root,ldap,named,avahi,haldaemon,dbus,radvd,tomcat,radiusd,news,mailman,nscd</text:p>
      <text:p text:style-name="P11"/>
      <text:p text:style-name="P11"/>
      <text:p text:style-name="P15">But if you are not using a Service Node with anonymous access ,that is the nodes <text:s/>use the management node <text:s/>for LDAP the following lines should also be be added to <text:span text:style-name="T4">/etc/ldap.conf or $CPIMAGE/etc/ldap.conf for diskless. </text:span></text:p>
      <text:p text:style-name="Text_20_body"><text:s/></text:p>
      <text:p text:style-name="P11">binddn cn=root,<text:span text:style-name="T2">dc=cluster,dc=net</text:span></text:p>
      <text:p text:style-name="P11">bindpw <text:span text:style-name="T2">cluster</text:span></text:p>
      <text:p text:style-name="P11">rootbinddn <text:span text:style-name="T2">cn=root,dc=cluster,dc=net</text:span></text:p>
      <text:p text:style-name="Text_20_body"><text:s/></text:p>
      <text:p text:style-name="Text_20_body">This is because the management node setup above is not setup for anonymous access. The service node setup for anonymous access because it is read-only replica of the management node. The fields in <text:span text:style-name="T6">bold</text:span> should be customized for your environment.</text:p>
      <text:p text:style-name="Text_20_body"><text:soft-page-break/></text:p>
      <text:list text:style-name="L1" text:continue-numbering="true">
        <text:list-item>
          <text:list text:continue-numbering="true">
            <text:list-item>
              <text:list text:continue-numbering="true">
                <text:list-item>
                  <text:list text:continue-numbering="true">
                    <text:list-item>
                      <text:h text:style-name="P59" text:outline-level="4">Update /etc/nsswitch</text:h>
                    </text:list-item>
                  </text:list>
                </text:list-item>
              </text:list>
            </text:list-item>
          </text:list>
        </text:list-item>
      </text:list>
      <text:p text:style-name="Text_20_body">Last but not least <text:span text:style-name="T4">/etc/nsswitch</text:span> or $CPIMAGE/etc/nsswitch should have the following lines updated to include <text:span text:style-name="T4">ldap</text:span>:</text:p>
      <text:p text:style-name="Text_20_body"/>
      <text:p text:style-name="P11">passwd: <text:s text:c="4"/>files ldap</text:p>
      <text:p text:style-name="P11">shadow: <text:s text:c="4"/>files</text:p>
      <text:p text:style-name="P11">group: <text:s text:c="5"/>files ldap</text:p>
      <text:p text:style-name="Text_20_body"/>
      <text:p text:style-name="Text_20_body"><text:span text:style-name="T4">shadow</text:span> was explicitly skipped. <text:s/>Most cluster environments do not allow users to login to nodes with password authentication. <text:s/>However <text:span text:style-name="T3">user</text:span> and <text:span text:style-name="T3">head</text:span> nodes often allow this. <text:s/></text:p>
      <text:p text:style-name="Text_20_body"/>
      <text:list text:style-name="L1" text:continue-numbering="true">
        <text:list-item>
          <text:list text:continue-numbering="true">
            <text:list-item>
              <text:list text:continue-numbering="true">
                <text:list-item>
                  <text:list text:continue-numbering="true">
                    <text:list-item>
                      <text:h text:style-name="P59" text:outline-level="4">Setup user password authentication with LDAP</text:h>
                    </text:list-item>
                  </text:list>
                </text:list-item>
              </text:list>
            </text:list-item>
          </text:list>
        </text:list-item>
      </text:list>
      <text:p text:style-name="Standard"/>
      <text:p text:style-name="Text_20_body">In the case where you require that users access nodes with password authentication then update <text:s/><text:span text:style-name="T9">/etc/nsswitch</text:span> <text:s/>on the node or in the image with:</text:p>
      <text:p text:style-name="Text_20_body"><text:s/></text:p>
      <text:p text:style-name="P11">shadow: <text:s text:c="4"/>files ldap</text:p>
      <text:p text:style-name="Text_20_body"><text:s/></text:p>
      <text:p text:style-name="Text_20_body">And append to <text:span text:style-name="T4">/etc/ldap.conf</text:span>:</text:p>
      <text:p text:style-name="P11">pam_filter objectclass=People</text:p>
      <text:p text:style-name="P11">pam_login_attribute uid</text:p>
      <text:p text:style-name="P11">pam_lookup_policy yes</text:p>
      <text:p text:style-name="P11">pam_password md5</text:p>
      <text:p text:style-name="P11"/>
      <text:p text:style-name="Text_20_body"/>
      <text:p text:style-name="Text_20_body"/>
      <text:p text:style-name="P7">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55" text:outline-level="3">Install and test</text:h>
                </text:list-item>
              </text:list>
            </text:list-item>
          </text:list>
        </text:list-item>
      </text:list>
      <text:p text:style-name="Standard"/>
      <text:p text:style-name="Standard"/>
      <text:p text:style-name="Standard">Add the following rpms for testing. <text:s/>Note: <text:s/>the order of modules in the geninitrd command is important!</text:p>
      <text:p text:style-name="Standard"/>
      <text:p text:style-name="Code_20_Indented"><text:soft-page-break/>bnx2,sunrpc,lockd,nfs,nfs_acl</text:p>
      <text:p text:style-name="Code"/>
      <text:p text:style-name="Standard">If using diskless:</text:p>
      <text:p text:style-name="Standard"/>
      <text:p text:style-name="Code_20_Indented">cd /opt/xcat/share/xcat/netboot/fedora</text:p>
      <text:p text:style-name="Code_20_Indented">./<text:bookmark-start text:name="DDE_LINK"/>geninitrd<text:bookmark-end text:name="DDE_LINK"/> -i eth0 -n tg3,bnx2,sunrpc,lockd,nfs,nfs_acl -o fedora8 -p compute</text:p>
      <text:p text:style-name="Code_20_Indented">packimage -o fedora8 -p compute -a x86_64</text:p>
      <text:p text:style-name="Code_20_Indented">nodeset rra001a netboot</text:p>
      <text:p text:style-name="Code_20_Indented">rpower rra001a boot</text:p>
      <text:p text:style-name="Text_20_body"/>
      <text:p text:style-name="Text_20_body">If diskfull:</text:p>
      <text:p text:style-name="Code_20_Indented"><text:s text:c="2"/>nodesetup rra0001a install </text:p>
      <text:p text:style-name="Code_20_Indented"><text:s text:c="2"/>rpower rra001a reset</text:p>
      <text:p text:style-name="Text_20_body"><text:s text:c="3"/></text:p>
      <text:list text:style-name="L1" text:continue-numbering="true">
        <text:list-item>
          <text:list text:continue-numbering="true">
            <text:list-item>
              <text:list text:continue-numbering="true">
                <text:list-item>
                  <text:h text:style-name="P55"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2.2.3</text:reference-ref>, <text:reference-ref text:reference-format="text" text:ref-name="Migrate Users">Migrate Users on the Master Node into LDAP</text:reference-ref>.</text:p>
      <text:p text:style-name="Text_20_body">Now authenticate the ibm users from LDAP by changing it's password and su to ibm. </text:p>
      <text:p text:style-name="Code">passwd ibm</text:p>
      <text:p text:style-name="Code">su – ibm</text:p>
      <text:p text:style-name="Code_20_Indented"/>
      <text:h text:style-name="Heading_20_3" text:outline-level="3" text:is-list-header="true"/>
      <text:p text:style-name="Standard"/>
      <text:h text:style-name="Heading_20_1" text:outline-level="1">Other Documentation Available</text:h>
      <text:p text:style-name="Standard"/>
      <text:list text:style-name="L4">
        <text:list-item>
          <text:p text:style-name="P46">xCAT man pages: <text:s/><text:a xlink:type="simple" xlink:href="http://xcat.sf.net/man1/xcat.1.html">http://xcat.sf.net/man1/xcat.1.html</text:a></text:p>
        </text:list-item>
        <text:list-item>
          <text:p text:style-name="P46">xCAT DB table descriptions: <text:a xlink:type="simple" xlink:href="http://xcat.sf.net/man5/xcatdb.5.html">http://xcat.sf.net/man5/xcatdb.5.html</text:a></text:p>
        </text:list-item>
        <text:list-item>
          <text:p text:style-name="P46">Installing xCAT on iDataPlex: <text:s/><text:a xlink:type="simple" xlink:href="http://xcat.svn.sourceforge.net/svnroot/xcat/xcat-core/trunk/xCAT-client/share/doc/xCAT-iDpx.pdf">http://xcat.svn.sourceforge.net/svnroot/xcat/xcat-core/trunk/xCAT-client/share/doc/xCAT-iDpx.pdf</text:a> </text:p>
        </text:list-item>
        <text:list-item>
          <text:p text:style-name="P46">xCAT2.0 Cookbook: <text:s/><text:a xlink:type="simple" xlink:href="http://xcat.svn.sourceforge.net/svnroot/xcat/xcat-core/trunk/xCAT-client/share/doc/xCAT-iDpx.pdf">http://xcat.svn.sourceforge.net/svnroot/xcat/xcat-core/trunk/xCAT-client/share/doc/xCAT2.pdf</text:a></text:p>
        </text:list-item>
        <text:list-item>
          <text:p text:style-name="P46">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46">xCAT on AIX Cookbook: <text:s/><text:a xlink:type="simple" xlink:href="http://xcat.svn.sourceforge.net/svnroot/xcat/xcat-core/trunk/xCAT-client/share/doc/xCAT2onAIX.pdf">http://xcat.svn.sourceforge.net/svnroot/xcat/xcat-core/trunk/xCAT-client/share/doc/xCAT2onAIX.pdf</text:a> </text:p>
        </text:list-item>
        <text:list-item>
          <text:p text:style-name="P46"><text:soft-page-break/>xCAT wiki: <text:s/><text:a xlink:type="simple" xlink:href="http://xcat.wiki.sourceforge.net/">http://xcat.wiki.sourceforge.net/</text:a> </text:p>
        </text:list-item>
        <text:list-item>
          <text:p text:style-name="P46">xCAT mailing list: <text:s/><text:a xlink:type="simple" xlink:href="http://xcat.org/mailman/listinfo/xcat-user">http://xcat.org/mailman/listinfo/xcat-user</text:a></text:p>
        </text:list-item>
        <text:list-item>
          <text:p text:style-name="P46">xCAT bugs: <text:s/><text:a xlink:type="simple" xlink:href="https://sourceforge.net/tracker/?group_id=208749&amp;atid=1006945">https://sourceforge.net/tracker/?group_id=208749&amp;atid=1006945</text:a></text:p>
        </text:list-item>
        <text:list-item>
          <text:p text:style-name="P46">xCAT feature requests: <text:s/><text:a xlink:type="simple" xlink:href="https://sourceforge.net/tracker/?group_id=208749&amp;atid=1006948">https://sourceforge.net/tracker/?group_id=208749&amp;atid=1006948</text:a></text:p>
        </text:list-item>
        <text:list-item>
          <text:p text:style-name="P46">Mastering <text:s/><text:span text:style-name="T3">OpenLDAP</text:span>, by Matt Butcher. </text:p>
        </text:list-item>
      </text:list>
      <text:p text:style-name="Standard"/>
      <text:p text:style-name="Code_20_Indented"/>
      <text:p text:style-name="P10"/>
      <text:p text:style-name="Text_20_body"/>
      <text:list text:style-name="L5">
        <text:list-header>
          <text:p text:style-name="P4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3"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901cm" fo:margin-right="0cm" fo:margin-top="0.423cm" fo:margin-bottom="0.106cm" fo:text-align="start" style:justify-single-word="false" fo:text-indent="0cm"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LDAP How-To</dc:title>
    <meta:initial-creator>IBM_USER</meta:initial-creator>
    <meta:creation-date>2008-03-11T09:00:00</meta:creation-date>
    <dc:creator>XiaoPeng Wang</dc:creator>
    <dc:date>2009-04-08T09:29:10</dc:date>
    <meta:printed-by>Egan Ford</meta:printed-by>
    <meta:print-date>2008-05-08T10:26:10</meta:print-date>
    <meta:editing-cycles>258</meta:editing-cycles>
    <meta:editing-duration>P7DT10H24M55S</meta:editing-duration>
    <meta:user-defined meta:name="Info 1"/>
    <meta:user-defined meta:name="Info 2"/>
    <meta:user-defined meta:name="Info 3"/>
    <meta:user-defined meta:name="Info 4"/>
    <meta:document-statistic meta:table-count="0" meta:image-count="0" meta:object-count="0" meta:page-count="21" meta:paragraph-count="522" meta:word-count="4040" meta:character-count="25165"/>
  </office:meta>
</office:document-meta>
</file>